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453.51pt" svg:height="255.09pt" svg:x="2.83pt" svg:y="88.98pt">
            <loext:p/>
            <draw:object draw:notify-on-update-of-ranges="out.A1:out.L1 out.A2:out.L2 out.A3:out.L3 out.A4:out.L4 out.A5:out.L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float" office:value="34.414" calcext:value-type="float">
            <text:p>34.414</text:p>
          </table:table-cell>
          <table:table-cell office:value-type="float" office:value="33.268" calcext:value-type="float">
            <text:p>33.268</text:p>
          </table:table-cell>
          <table:table-cell office:value-type="float" office:value="34.256" calcext:value-type="float">
            <text:p>34.256</text:p>
          </table:table-cell>
          <table:table-cell office:value-type="float" office:value="34.228" calcext:value-type="float">
            <text:p>34.228</text:p>
          </table:table-cell>
          <table:table-cell office:value-type="float" office:value="33.968" calcext:value-type="float">
            <text:p>33.968</text:p>
          </table:table-cell>
          <table:table-cell office:value-type="float" office:value="33.796" calcext:value-type="float">
            <text:p>33.796</text:p>
          </table:table-cell>
          <table:table-cell office:value-type="float" office:value="34.306" calcext:value-type="float">
            <text:p>34.306</text:p>
          </table:table-cell>
          <table:table-cell office:value-type="float" office:value="36.296" calcext:value-type="float">
            <text:p>36.296</text:p>
          </table:table-cell>
          <table:table-cell office:value-type="float" office:value="36.024" calcext:value-type="float">
            <text:p>36.024</text:p>
          </table:table-cell>
          <table:table-cell office:value-type="float" office:value="35.818" calcext:value-type="float">
            <text:p>35.818</text:p>
          </table:table-cell>
          <table:table-cell office:value-type="float" office:value="35.604" calcext:value-type="float">
            <text:p>35.604</text:p>
          </table:table-cell>
          <table:table-cell office:value-type="float" office:value="35.46" calcext:value-type="float">
            <text:p>35.46</text:p>
          </table:table-cell>
        </table:table-row>
        <table:table-row table:style-name="ro1">
          <table:table-cell office:value-type="float" office:value="36.636" calcext:value-type="float">
            <text:p>36.636</text:p>
          </table:table-cell>
          <table:table-cell table:number-columns-repeated="2" office:value-type="float" office:value="36.232" calcext:value-type="float">
            <text:p>36.232</text:p>
          </table:table-cell>
          <table:table-cell office:value-type="float" office:value="35.896" calcext:value-type="float">
            <text:p>35.896</text:p>
          </table:table-cell>
          <table:table-cell office:value-type="float" office:value="39.746" calcext:value-type="float">
            <text:p>39.746</text:p>
          </table:table-cell>
          <table:table-cell office:value-type="float" office:value="39.104" calcext:value-type="float">
            <text:p>39.104</text:p>
          </table:table-cell>
          <table:table-cell office:value-type="float" office:value="38.646" calcext:value-type="float">
            <text:p>38.646</text:p>
          </table:table-cell>
          <table:table-cell office:value-type="float" office:value="37.896" calcext:value-type="float">
            <text:p>37.896</text:p>
          </table:table-cell>
          <table:table-cell office:value-type="float" office:value="37.63" calcext:value-type="float">
            <text:p>37.63</text:p>
          </table:table-cell>
          <table:table-cell office:value-type="float" office:value="37.414" calcext:value-type="float">
            <text:p>37.414</text:p>
          </table:table-cell>
          <table:table-cell office:value-type="float" office:value="37.242" calcext:value-type="float">
            <text:p>37.242</text:p>
          </table:table-cell>
          <table:table-cell/>
        </table:table-row>
        <table:table-row table:style-name="ro1">
          <table:table-cell office:value-type="float" office:value="50.526" calcext:value-type="float">
            <text:p>50.526</text:p>
          </table:table-cell>
          <table:table-cell office:value-type="float" office:value="64.034" calcext:value-type="float">
            <text:p>64.034</text:p>
          </table:table-cell>
          <table:table-cell office:value-type="float" office:value="59.462" calcext:value-type="float">
            <text:p>59.462</text:p>
          </table:table-cell>
          <table:table-cell office:value-type="float" office:value="56.722" calcext:value-type="float">
            <text:p>56.722</text:p>
          </table:table-cell>
          <table:table-cell office:value-type="float" office:value="55.214" calcext:value-type="float">
            <text:p>55.214</text:p>
          </table:table-cell>
          <table:table-cell office:value-type="float" office:value="54.232" calcext:value-type="float">
            <text:p>54.232</text:p>
          </table:table-cell>
          <table:table-cell office:value-type="float" office:value="53.61" calcext:value-type="float">
            <text:p>53.61</text:p>
          </table:table-cell>
          <table:table-cell office:value-type="float" office:value="52.636" calcext:value-type="float">
            <text:p>52.636</text:p>
          </table:table-cell>
          <table:table-cell office:value-type="float" office:value="52.27" calcext:value-type="float">
            <text:p>52.27</text:p>
          </table:table-cell>
          <table:table-cell office:value-type="float" office:value="51.876" calcext:value-type="float">
            <text:p>51.876</text:p>
          </table:table-cell>
          <table:table-cell office:value-type="float" office:value="51.644" calcext:value-type="float">
            <text:p>51.644</text:p>
          </table:table-cell>
          <table:table-cell/>
        </table:table-row>
        <table:table-row table:style-name="ro1">
          <table:table-cell office:value-type="float" office:value="10.04358" calcext:value-type="float">
            <text:p>10.04358</text:p>
          </table:table-cell>
          <table:table-cell table:number-columns-repeated="2" office:value-type="float" office:value="11.23377" calcext:value-type="float">
            <text:p>11.23377</text:p>
          </table:table-cell>
          <table:table-cell office:value-type="float" office:value="10.88175" calcext:value-type="float">
            <text:p>10.88175</text:p>
          </table:table-cell>
          <table:table-cell table:number-columns-repeated="2" office:value-type="float" office:value="10.88178" calcext:value-type="float">
            <text:p>10.88178</text:p>
          </table:table-cell>
          <table:table-cell office:value-type="float" office:value="10.88175" calcext:value-type="float">
            <text:p>10.88175</text:p>
          </table:table-cell>
          <table:table-cell table:number-columns-repeated="3" office:value-type="float" office:value="10.80699" calcext:value-type="float">
            <text:p>10.80699</text:p>
          </table:table-cell>
          <table:table-cell office:value-type="float" office:value="14.52333" calcext:value-type="float">
            <text:p>14.52333</text:p>
          </table:table-cell>
          <table:table-cell office:value-type="float" office:value="14.25597" calcext:value-type="float">
            <text:p>14.25597</text:p>
          </table:table-cell>
        </table:table-row>
        <table:table-row table:style-name="ro1">
          <table:table-cell office:value-type="float" office:value="49.30473" calcext:value-type="float">
            <text:p>49.30473</text:p>
          </table:table-cell>
          <table:table-cell table:number-columns-repeated="2" office:value-type="float" office:value="49.30476" calcext:value-type="float">
            <text:p>49.30476</text:p>
          </table:table-cell>
          <table:table-cell office:value-type="float" office:value="79.19448" calcext:value-type="float">
            <text:p>79.19448</text:p>
          </table:table-cell>
          <table:table-cell office:value-type="float" office:value="73.59042" calcext:value-type="float">
            <text:p>73.59042</text:p>
          </table:table-cell>
          <table:table-cell office:value-type="float" office:value="69.50682" calcext:value-type="float">
            <text:p>69.50682</text:p>
          </table:table-cell>
          <table:table-cell office:value-type="float" office:value="66.62076" calcext:value-type="float">
            <text:p>66.62076</text:p>
          </table:table-cell>
          <table:table-cell office:value-type="float" office:value="64.42797" calcext:value-type="float">
            <text:p>64.42797</text:p>
          </table:table-cell>
          <table:table-cell office:value-type="float" office:value="62.74773" calcext:value-type="float">
            <text:p>62.74773</text:p>
          </table:table-cell>
          <table:table-cell office:value-type="float" office:value="61.40328" calcext:value-type="float">
            <text:p>61.40328</text:p>
          </table:table-cell>
          <table:table-cell office:value-type="float" office:value="60.30342" calcext:value-type="float">
            <text:p>60.3034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0T01:25:41.437192335</dc:date>
    <meta:editing-duration>PT3H46M34S</meta:editing-duration>
    <meta:editing-cycles>4</meta:editing-cycles>
    <meta:generator>LibreOffice/5.4.2.2$Linux_X86_64 LibreOffice_project/40m0$Build-2</meta:generator>
    <meta:document-statistic meta:table-count="1" meta:cell-count="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98cm" svg:y="3.205cm" style:legend-expansion="high" chart:style-name="ch2"/>
        <chart:plot-area chart:style-name="ch3" table:cell-range-address="out.A1:out.L5" chart:data-source-has-labels="row" svg:x="1.331cm" svg:y="0.18cm" svg:width="11.047cm" svg:height="7.659cm">
          <chartooo:coordinate-region svg:x="1.952cm" svg:y="0.38cm" svg:width="10.239cm" svg:height="6.812cm"/>
          <chart:axis chart:dimension="x" chart:name="primary-x" chart:style-name="ch4">
            <chart:title svg:x="6.704cm" svg:y="8.019cm" chart:style-name="ch5">
              <text:p>L</text:p>
            </chart:title>
            <chart:grid chart:style-name="ch6" chart:class="minor"/>
          </chart:axis>
          <chart:axis chart:dimension="y" chart:name="primary-y" chart:style-name="ch4">
            <chart:title svg:x="0.451cm" svg:y="4.516cm" chart:style-name="ch7">
              <text:p>clocks</text:p>
            </chart:title>
            <chart:grid chart:style-name="ch8" chart:class="major"/>
          </chart:axis>
          <chart:series chart:style-name="ch9" chart:values-cell-range-address="out.A1:out.L1" loext:label-string="&quot;airmont 0&quot;" chart:class="chart:line">
            <chart:data-point chart:repeated="12"/>
          </chart:series>
          <chart:series chart:style-name="ch10" chart:values-cell-range-address="out.A2:out.L2" loext:label-string="&quot;airmont 2&quot;" chart:class="chart:line">
            <chart:data-point chart:repeated="12"/>
          </chart:series>
          <chart:series chart:style-name="ch11" chart:values-cell-range-address="out.A3:out.L3" loext:label-string="&quot;airmont 12&quot;" chart:class="chart:line">
            <chart:data-point chart:repeated="12"/>
          </chart:series>
          <chart:series chart:style-name="ch12" chart:values-cell-range-address="out.A4:out.L4" loext:label-string="&quot;westmere 0&quot;" chart:class="chart:line">
            <chart:data-point chart:repeated="12"/>
          </chart:series>
          <chart:series chart:style-name="ch13" chart:values-cell-range-address="out.A5:out.L5" loext:label-string="&quot;westmere 18&quot;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rmont 0</text:p>
              </table:table-cell>
              <table:table-cell office:value-type="string">
                <text:p>airmont 2</text:p>
              </table:table-cell>
              <table:table-cell office:value-type="string">
                <text:p>airmont 12</text:p>
              </table:table-cell>
              <table:table-cell office:value-type="string">
                <text:p>westmere 0</text:p>
              </table:table-cell>
              <table:table-cell office:value-type="string">
                <text:p>westmere 1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414">
                <text:p>34.414</text:p>
                <draw:g>
                  <svg:desc>out.A1:out.L1</svg:desc>
                </draw:g>
              </table:table-cell>
              <table:table-cell office:value-type="float" office:value="36.636">
                <text:p>36.636</text:p>
                <draw:g>
                  <svg:desc>out.A2:out.L2</svg:desc>
                </draw:g>
              </table:table-cell>
              <table:table-cell office:value-type="float" office:value="50.526">
                <text:p>50.526</text:p>
                <draw:g>
                  <svg:desc>out.A3:out.L3</svg:desc>
                </draw:g>
              </table:table-cell>
              <table:table-cell office:value-type="float" office:value="10.04358">
                <text:p>10.04358</text:p>
                <draw:g>
                  <svg:desc>out.A4:out.L4</svg:desc>
                </draw:g>
              </table:table-cell>
              <table:table-cell office:value-type="float" office:value="49.30473">
                <text:p>49.30473</text:p>
                <draw:g>
                  <svg:desc>out.A5:out.L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268">
                <text:p>33.268</text:p>
              </table:table-cell>
              <table:table-cell office:value-type="float" office:value="36.232">
                <text:p>36.232</text:p>
              </table:table-cell>
              <table:table-cell office:value-type="float" office:value="64.034">
                <text:p>64.034</text:p>
              </table:table-cell>
              <table:table-cell office:value-type="float" office:value="11.23377">
                <text:p>11.23377</text:p>
              </table:table-cell>
              <table:table-cell office:value-type="float" office:value="49.30476">
                <text:p>49.30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.256">
                <text:p>34.256</text:p>
              </table:table-cell>
              <table:table-cell office:value-type="float" office:value="36.232">
                <text:p>36.232</text:p>
              </table:table-cell>
              <table:table-cell office:value-type="float" office:value="59.462">
                <text:p>59.462</text:p>
              </table:table-cell>
              <table:table-cell office:value-type="float" office:value="11.23377">
                <text:p>11.23377</text:p>
              </table:table-cell>
              <table:table-cell office:value-type="float" office:value="49.30476">
                <text:p>49.30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228">
                <text:p>34.228</text:p>
              </table:table-cell>
              <table:table-cell office:value-type="float" office:value="35.896">
                <text:p>35.896</text:p>
              </table:table-cell>
              <table:table-cell office:value-type="float" office:value="56.722">
                <text:p>56.722</text:p>
              </table:table-cell>
              <table:table-cell office:value-type="float" office:value="10.88175">
                <text:p>10.88175</text:p>
              </table:table-cell>
              <table:table-cell office:value-type="float" office:value="79.19448">
                <text:p>79.19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968">
                <text:p>33.968</text:p>
              </table:table-cell>
              <table:table-cell office:value-type="float" office:value="39.746">
                <text:p>39.746</text:p>
              </table:table-cell>
              <table:table-cell office:value-type="float" office:value="55.214">
                <text:p>55.214</text:p>
              </table:table-cell>
              <table:table-cell office:value-type="float" office:value="10.88178">
                <text:p>10.88178</text:p>
              </table:table-cell>
              <table:table-cell office:value-type="float" office:value="73.59042">
                <text:p>73.590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796">
                <text:p>33.796</text:p>
              </table:table-cell>
              <table:table-cell office:value-type="float" office:value="39.104">
                <text:p>39.104</text:p>
              </table:table-cell>
              <table:table-cell office:value-type="float" office:value="54.232">
                <text:p>54.232</text:p>
              </table:table-cell>
              <table:table-cell office:value-type="float" office:value="10.88178">
                <text:p>10.88178</text:p>
              </table:table-cell>
              <table:table-cell office:value-type="float" office:value="69.50682">
                <text:p>69.50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306">
                <text:p>34.306</text:p>
              </table:table-cell>
              <table:table-cell office:value-type="float" office:value="38.646">
                <text:p>38.646</text:p>
              </table:table-cell>
              <table:table-cell office:value-type="float" office:value="53.61">
                <text:p>53.61</text:p>
              </table:table-cell>
              <table:table-cell office:value-type="float" office:value="10.88175">
                <text:p>10.88175</text:p>
              </table:table-cell>
              <table:table-cell office:value-type="float" office:value="66.62076">
                <text:p>66.620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296">
                <text:p>36.296</text:p>
              </table:table-cell>
              <table:table-cell office:value-type="float" office:value="37.896">
                <text:p>37.896</text:p>
              </table:table-cell>
              <table:table-cell office:value-type="float" office:value="52.636">
                <text:p>52.636</text:p>
              </table:table-cell>
              <table:table-cell office:value-type="float" office:value="10.80699">
                <text:p>10.80699</text:p>
              </table:table-cell>
              <table:table-cell office:value-type="float" office:value="64.42797">
                <text:p>64.42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024">
                <text:p>36.024</text:p>
              </table:table-cell>
              <table:table-cell office:value-type="float" office:value="37.63">
                <text:p>37.63</text:p>
              </table:table-cell>
              <table:table-cell office:value-type="float" office:value="52.27">
                <text:p>52.27</text:p>
              </table:table-cell>
              <table:table-cell office:value-type="float" office:value="10.80699">
                <text:p>10.80699</text:p>
              </table:table-cell>
              <table:table-cell office:value-type="float" office:value="62.74773">
                <text:p>62.747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818">
                <text:p>35.818</text:p>
              </table:table-cell>
              <table:table-cell office:value-type="float" office:value="37.414">
                <text:p>37.414</text:p>
              </table:table-cell>
              <table:table-cell office:value-type="float" office:value="51.876">
                <text:p>51.876</text:p>
              </table:table-cell>
              <table:table-cell office:value-type="float" office:value="10.80699">
                <text:p>10.80699</text:p>
              </table:table-cell>
              <table:table-cell office:value-type="float" office:value="61.40328">
                <text:p>61.403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.604">
                <text:p>35.604</text:p>
              </table:table-cell>
              <table:table-cell office:value-type="float" office:value="37.242">
                <text:p>37.242</text:p>
              </table:table-cell>
              <table:table-cell office:value-type="float" office:value="51.644">
                <text:p>51.644</text:p>
              </table:table-cell>
              <table:table-cell office:value-type="float" office:value="14.52333">
                <text:p>14.52333</text:p>
              </table:table-cell>
              <table:table-cell office:value-type="float" office:value="60.30342">
                <text:p>60.303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.46">
                <text:p>35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5597">
                <text:p>14.2559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